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445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3957in"/>
    </style:style>
    <style:style style:name="co9" style:family="table-column">
      <style:table-column-properties fo:break-before="auto" style:column-width="0.802in"/>
    </style:style>
    <style:style style:name="co10" style:family="table-column">
      <style:table-column-properties fo:break-before="auto" style:column-width="0.2925in"/>
    </style:style>
    <style:style style:name="co11" style:family="table-column">
      <style:table-column-properties fo:break-before="auto" style:column-width="0.5846in"/>
    </style:style>
    <style:style style:name="co12" style:family="table-column">
      <style:table-column-properties fo:break-before="auto" style:column-width="1.4874in"/>
    </style:style>
    <style:style style:name="co13" style:family="table-column">
      <style:table-column-properties fo:break-before="auto" style:column-width="2.1898in"/>
    </style:style>
    <style:style style:name="co14" style:family="table-column">
      <style:table-column-properties fo:break-before="auto" style:column-width="2.9in"/>
    </style:style>
    <style:style style:name="co15" style:family="table-column">
      <style:table-column-properties fo:break-before="auto" style:column-width="2.2646in"/>
    </style:style>
    <style:style style:name="co16" style:family="table-column">
      <style:table-column-properties fo:break-before="auto" style:column-width="2.6075in"/>
    </style:style>
    <style:style style:name="co17" style:family="table-column">
      <style:table-column-properties fo:break-before="auto" style:column-width="1.9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erif" style:font-name-asian="Segoe UI" style:font-name-complex="Tahoma"/>
    </style:style>
    <style:style style:name="ce20" style:family="table-cell" style:parent-style-name="Default" style:data-style-name="N63"/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ployDetail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eployment_ID</text:p>
          </table:table-cell>
          <table:table-cell office:value-type="string" calcext:value-type="string">
            <text:p>recorder_type</text:p>
          </table:table-cell>
          <table:table-cell office:value-type="string" calcext:value-type="string">
            <text:p>recorder_ID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ID</text:p>
          </table:table-cell>
          <table:table-cell office:value-type="string" calcext:value-type="string">
            <text:p>firmware_version</text:p>
          </table:table-cell>
          <table:table-cell office:value-type="string" calcext:value-type="string">
            <text:p>config_type</text:p>
          </table:table-cell>
          <table:table-cell office:value-type="string" calcext:value-type="string">
            <text:p>config_file</text:p>
          </table:table-cell>
          <table:table-cell office:value-type="string" calcext:value-type="string">
            <text:p>setup_note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eploy_date</text:p>
          </table:table-cell>
          <table:table-cell office:value-type="string" calcext:value-type="string">
            <text:p>deploy_notes</text:p>
          </table:table-cell>
          <table:table-cell office:value-type="string" calcext:value-type="string">
            <text:p>retrieve_date</text:p>
          </table:table-cell>
          <table:table-cell office:value-type="string" calcext:value-type="string">
            <text:p>retrieve_notes</text:p>
          </table:table-cell>
          <table:table-cell office:value-type="string" calcext:value-type="string">
            <text:p>card_upload_date</text:p>
          </table:table-cell>
          <table:table-cell office:value-type="string" calcext:value-type="string">
            <text:p>card_upload_notes</text:p>
          </table:table-cell>
          <table:table-cell office:value-type="string" calcext:value-type="string">
            <text:p>record_start_UTC</text:p>
          </table:table-cell>
          <table:table-cell office:value-type="string" calcext:value-type="string">
            <text:p>record_end_UTC</text:p>
          </table:table-cell>
          <table:table-cell office:value-type="string" calcext:value-type="string">
            <text:p>record_start_Local</text:p>
          </table:table-cell>
          <table:table-cell office:value-type="string" calcext:value-type="string">
            <text:p>record_end_Loca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JE-01_48c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1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.5733189" calcext:value-type="float">
            <text:p>32.5733189</text:p>
          </table:table-cell>
          <table:table-cell table:style-name="ce18" office:value-type="float" office:value="-117.125278" calcext:value-type="float">
            <text:p>-117.125278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Solatrol pole west of bridge; calling rails in cordgrass ~25m south of deployment</text:p>
          </table:table-cell>
          <table:table-cell office:value-type="float" office:value="202550529" calcext:value-type="float">
            <text:p>202550529</text:p>
          </table:table-cell>
          <table:table-cell office:value-type="string" calcext:value-type="string">
            <text:p>NA</text:p>
          </table:table-cell>
          <table:table-cell office:value-type="float" office:value="20250529" calcext:value-type="float">
            <text:p>20250529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E-01_48s+s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2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.5733189" calcext:value-type="float">
            <text:p>32.5733189</text:p>
          </table:table-cell>
          <table:table-cell table:style-name="ce18" office:value-type="float" office:value="-117.125278" calcext:value-type="float">
            <text:p>-117.125278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Solatrol pole west of bridge; calling rails in cordgrass ~25m south of deployment</text:p>
          </table:table-cell>
          <table:table-cell office:value-type="float" office:value="202550529" calcext:value-type="float">
            <text:p>202550529</text:p>
          </table:table-cell>
          <table:table-cell office:value-type="string" calcext:value-type="string">
            <text:p>NA</text:p>
          </table:table-cell>
          <table:table-cell office:value-type="float" office:value="20250529" calcext:value-type="float">
            <text:p>20250529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E-01_192b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3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.5733189" calcext:value-type="float">
            <text:p>32.5733189</text:p>
          </table:table-cell>
          <table:table-cell table:style-name="ce18" office:value-type="float" office:value="-117.125278" calcext:value-type="float">
            <text:p>-117.125278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Solatrol pole west of bridge; calling rails in cordgrass ~25m south of deployment</text:p>
          </table:table-cell>
          <table:table-cell office:value-type="float" office:value="202550529" calcext:value-type="float">
            <text:p>202550529</text:p>
          </table:table-cell>
          <table:table-cell office:value-type="string" calcext:value-type="string">
            <text:p>NA</text:p>
          </table:table-cell>
          <table:table-cell office:value-type="float" office:value="20250529" calcext:value-type="float">
            <text:p>20250529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1N_48c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4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4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office:value-type="float" office:value="32.6396792" calcext:value-type="float">
            <text:p>32.6396792</text:p>
          </table:table-cell>
          <table:table-cell table:style-name="ce19" office:value-type="float" office:value="-117.1111495" calcext:value-type="float">
            <text:p>-117.111149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1N_48s+s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5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5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 table:number-columns-repeated="2"/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18" office:value-type="float" office:value="32.6396792" calcext:value-type="float">
            <text:p>32.6396792</text:p>
          </table:table-cell>
          <table:table-cell table:style-name="ce18" office:value-type="float" office:value="-117.1111495" calcext:value-type="float">
            <text:p>-117.111149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1N_192b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6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6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 table:number-columns-repeated="2"/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18" office:value-type="float" office:value="32.6396792" calcext:value-type="float">
            <text:p>32.6396792</text:p>
          </table:table-cell>
          <table:table-cell table:style-name="ce18" office:value-type="float" office:value="-117.1111495" calcext:value-type="float">
            <text:p>-117.111149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3S_48c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7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7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</text:p>
          </table:table-cell>
          <table:table-cell office:value-type="string" calcext:value-type="string">
            <text:p>3S</text:p>
          </table:table-cell>
          <table:table-cell table:style-name="ce19" office:value-type="float" office:value="32.6394237" calcext:value-type="float">
            <text:p>32.6394237</text:p>
          </table:table-cell>
          <table:table-cell table:style-name="ce19" office:value-type="float" office:value="-117.1113785" calcext:value-type="float">
            <text:p>-117.111378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near North end of Proving Pen #1 at Sweetwater (Living Coast Discovery Center)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3S_48s+s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8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8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 table:number-columns-repeated="2"/>
          <table:table-cell office:value-type="string" calcext:value-type="string">
            <text:p>SPP</text:p>
          </table:table-cell>
          <table:table-cell office:value-type="string" calcext:value-type="string">
            <text:p>3S</text:p>
          </table:table-cell>
          <table:table-cell table:style-name="ce18" office:value-type="float" office:value="32.6394237" calcext:value-type="float">
            <text:p>32.6394237</text:p>
          </table:table-cell>
          <table:table-cell table:style-name="ce18" office:value-type="float" office:value="-117.1113785" calcext:value-type="float">
            <text:p>-117.111378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near North end of Proving Pen #1 at Sweetwater (Living Coast Discovery Center)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3S_192b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9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9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 table:number-columns-repeated="2"/>
          <table:table-cell office:value-type="string" calcext:value-type="string">
            <text:p>SPP</text:p>
          </table:table-cell>
          <table:table-cell office:value-type="string" calcext:value-type="string">
            <text:p>3S</text:p>
          </table:table-cell>
          <table:table-cell table:style-name="ce18" office:value-type="float" office:value="32.6394237" calcext:value-type="float">
            <text:p>32.6394237</text:p>
          </table:table-cell>
          <table:table-cell table:style-name="ce18" office:value-type="float" office:value="-117.1113785" calcext:value-type="float">
            <text:p>-117.111378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near North end of Proving Pen #1 at Sweetwater (Living Coast Discovery Center)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JE-01_48c_20250608</text:p>
          </table:table-cell>
          <table:table-cell office:value-type="string" calcext:value-type="string">
            <text:p>audiomoth</text:p>
          </table:table-cell>
          <table:table-cell table:style-name="ce1" office:value-type="string" calcext:value-type="string">
            <text:p>am24-05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4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.5733189" calcext:value-type="float">
            <text:p>32.5733189</text:p>
          </table:table-cell>
          <table:table-cell table:style-name="ce18" office:value-type="float" office:value="-117.125278" calcext:value-type="float">
            <text:p>-117.125278</text:p>
          </table:table-cell>
          <table:table-cell table:style-name="ce1" office:value-type="float" office:value="20250607" calcext:value-type="float">
            <text:p>20250607</text:p>
          </table:table-cell>
          <table:table-cell office:value-type="string" calcext:value-type="string">
            <text:p>mounted to Solatrol pole west of bridge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JE-01_48s+s_20250607</text:p>
          </table:table-cell>
          <table:table-cell table:style-name="ce1" office:value-type="string" calcext:value-type="string">
            <text:p>audiomoth</text:p>
          </table:table-cell>
          <table:table-cell table:style-name="ce1" office:value-type="string" calcext:value-type="string">
            <text:p>am24-04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5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 table:number-columns-repeated="2"/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.5733189" calcext:value-type="float">
            <text:p>32.5733189</text:p>
          </table:table-cell>
          <table:table-cell table:style-name="ce18" office:value-type="float" office:value="-117.125278" calcext:value-type="float">
            <text:p>-117.125278</text:p>
          </table:table-cell>
          <table:table-cell table:style-name="ce1" office:value-type="float" office:value="20250607" calcext:value-type="float">
            <text:p>20250607</text:p>
          </table:table-cell>
          <table:table-cell office:value-type="string" calcext:value-type="string">
            <text:p>mounted to Solatrol pole west of bridge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JE-01_192b_20250608</text:p>
          </table:table-cell>
          <table:table-cell table:style-name="ce1" office:value-type="string" calcext:value-type="string">
            <text:p>audiomoth</text:p>
          </table:table-cell>
          <table:table-cell table:style-name="ce1" office:value-type="string" calcext:value-type="string">
            <text:p>am24-06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6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 table:number-columns-repeated="2"/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.5733189" calcext:value-type="float">
            <text:p>32.5733189</text:p>
          </table:table-cell>
          <table:table-cell table:style-name="ce18" office:value-type="float" office:value="-117.125278" calcext:value-type="float">
            <text:p>-117.125278</text:p>
          </table:table-cell>
          <table:table-cell table:style-name="ce1" office:value-type="float" office:value="20250607" calcext:value-type="float">
            <text:p>20250607</text:p>
          </table:table-cell>
          <table:table-cell office:value-type="string" calcext:value-type="string">
            <text:p>mounted to Solatrol pole west of bridge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1N_48c_20250602</text:p>
          </table:table-cell>
          <table:table-cell office:value-type="string" calcext:value-type="string">
            <text:p>audiomoth</text:p>
          </table:table-cell>
          <table:table-cell table:style-name="ce1" office:value-type="string" calcext:value-type="string">
            <text:p>am24-01</text:p>
          </table:table-cell>
          <table:table-cell table:style-name="ce1" office:value-type="string" calcext:value-type="string">
            <text:p><text:s/>sdextreme-128</text:p>
          </table:table-cell>
          <table:table-cell table:style-name="ce1" office:value-type="string" calcext:value-type="string">
            <text:p>sd25-0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18" office:value-type="float" office:value="32.6396792" calcext:value-type="float">
            <text:p>32.6396792</text:p>
          </table:table-cell>
          <table:table-cell table:style-name="ce18" office:value-type="float" office:value="-117.1111495" calcext:value-type="float">
            <text:p>-117.1111495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18" calcext:value-type="float">
            <text:p>20250618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SPP-1N</text:span>_48s+s_20250602</text:p>
          </table:table-cell>
          <table:table-cell office:value-type="string" calcext:value-type="string">
            <text:p>audiomoth</text:p>
          </table:table-cell>
          <table:table-cell table:style-name="ce1" office:value-type="string" calcext:value-type="string">
            <text:p>am24-02</text:p>
          </table:table-cell>
          <table:table-cell table:style-name="ce1" office:value-type="string" calcext:value-type="string">
            <text:p><text:s/>sdextreme-128</text:p>
          </table:table-cell>
          <table:table-cell table:style-name="ce1" office:value-type="string" calcext:value-type="string">
            <text:p>sd25-0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 table:number-columns-repeated="2"/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18" office:value-type="float" office:value="32.6396792" calcext:value-type="float">
            <text:p>32.6396792</text:p>
          </table:table-cell>
          <table:table-cell table:style-name="ce18" office:value-type="float" office:value="-117.1111495" calcext:value-type="float">
            <text:p>-117.1111495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20" calcext:value-type="float">
            <text:p>20250620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SPP-1N</text:span>_192b_20250602</text:p>
          </table:table-cell>
          <table:table-cell office:value-type="string" calcext:value-type="string">
            <text:p>audiomoth</text:p>
          </table:table-cell>
          <table:table-cell table:style-name="ce1" office:value-type="string" calcext:value-type="string">
            <text:p>am24-03</text:p>
          </table:table-cell>
          <table:table-cell table:style-name="ce1" office:value-type="string" calcext:value-type="string">
            <text:p><text:s/>sdextreme-128</text:p>
          </table:table-cell>
          <table:table-cell table:style-name="ce1" office:value-type="string" calcext:value-type="string">
            <text:p>sd25-0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 table:number-columns-repeated="2"/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18" office:value-type="float" office:value="32.6396792" calcext:value-type="float">
            <text:p>32.6396792</text:p>
          </table:table-cell>
          <table:table-cell table:style-name="ce18" office:value-type="float" office:value="-117.1111495" calcext:value-type="float">
            <text:p>-117.1111495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18" calcext:value-type="float">
            <text:p>20250618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R-01_48c_20250602</text:p>
          </table:table-cell>
          <table:table-cell office:value-type="string" calcext:value-type="string">
            <text:p>audiomoth</text:p>
          </table:table-cell>
          <table:table-cell table:style-name="ce1" office:value-type="string" calcext:value-type="string">
            <text:p>am24-09</text:p>
          </table:table-cell>
          <table:table-cell table:style-name="ce1" office:value-type="string" calcext:value-type="string">
            <text:p><text:s/>sdextreme-128</text:p>
          </table:table-cell>
          <table:table-cell table:style-name="ce1" office:value-type="string" calcext:value-type="string">
            <text:p>sd25-10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table:style-name="ce1" office:value-type="string" calcext:value-type="string">
            <text:p>SGR</text:p>
          </table:table-cell>
          <table:table-cell office:value-type="float" office:value="1" calcext:value-type="float">
            <text:p>1</text:p>
          </table:table-cell>
          <table:table-cell office:value-type="float" office:value="32.6391897" calcext:value-type="float">
            <text:p>32.6391897</text:p>
          </table:table-cell>
          <table:table-cell office:value-type="float" office:value="-117.1122522" calcext:value-type="float">
            <text:p>-117.1122522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a metal post ~ 116.7 m from proving pens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20" calcext:value-type="float">
            <text:p>20250620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~116.7m from proving pen, big den (coyote?) very close to site</text:p>
          </table:table-cell>
        </table:table-row>
        <table:table-row table:style-name="ro1">
          <table:table-cell office:value-type="string" calcext:value-type="string">
            <text:p>SGR-01_48s+s_20250602</text:p>
          </table:table-cell>
          <table:table-cell office:value-type="string" calcext:value-type="string">
            <text:p>audiomoth</text:p>
          </table:table-cell>
          <table:table-cell table:style-name="ce1" office:value-type="string" calcext:value-type="string">
            <text:p>am24-08</text:p>
          </table:table-cell>
          <table:table-cell table:style-name="ce1" office:value-type="string" calcext:value-type="string">
            <text:p><text:s/>sdextreme-128</text:p>
          </table:table-cell>
          <table:table-cell table:style-name="ce1" office:value-type="string" calcext:value-type="string">
            <text:p>sd25-1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 table:number-columns-repeated="2"/>
          <table:table-cell table:style-name="ce1" office:value-type="string" calcext:value-type="string">
            <text:p>SGR</text:p>
          </table:table-cell>
          <table:table-cell office:value-type="float" office:value="1" calcext:value-type="float">
            <text:p>1</text:p>
          </table:table-cell>
          <table:table-cell office:value-type="float" office:value="32.6391897" calcext:value-type="float">
            <text:p>32.6391897</text:p>
          </table:table-cell>
          <table:table-cell office:value-type="float" office:value="-117.1122522" calcext:value-type="float">
            <text:p>-117.1122522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a metal post ~ 116.7 m from proving pens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21" calcext:value-type="float">
            <text:p>2025062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~116.7m from proving pen, big den (coyote?) very close to site</text:p>
          </table:table-cell>
        </table:table-row>
        <table:table-row table:style-name="ro1">
          <table:table-cell office:value-type="string" calcext:value-type="string">
            <text:p>SGR-01_192b_20250602</text:p>
          </table:table-cell>
          <table:table-cell office:value-type="string" calcext:value-type="string">
            <text:p>audiomoth</text:p>
          </table:table-cell>
          <table:table-cell table:style-name="ce1" office:value-type="string" calcext:value-type="string">
            <text:p>am24-07</text:p>
          </table:table-cell>
          <table:table-cell table:style-name="ce1" office:value-type="string" calcext:value-type="string">
            <text:p><text:s/>sdextreme-128</text:p>
          </table:table-cell>
          <table:table-cell table:style-name="ce1" office:value-type="string" calcext:value-type="string">
            <text:p>Sd25-1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 table:number-columns-repeated="2"/>
          <table:table-cell table:style-name="ce1" office:value-type="string" calcext:value-type="string">
            <text:p>SGR</text:p>
          </table:table-cell>
          <table:table-cell office:value-type="float" office:value="1" calcext:value-type="float">
            <text:p>1</text:p>
          </table:table-cell>
          <table:table-cell office:value-type="float" office:value="32.6391897" calcext:value-type="float">
            <text:p>32.6391897</text:p>
          </table:table-cell>
          <table:table-cell office:value-type="float" office:value="-117.1122522" calcext:value-type="float">
            <text:p>-117.1122522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a metal post ~ 116.7 m from proving pens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20" calcext:value-type="float">
            <text:p>20250620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~116.7m from proving pen, big den (coyote?) very close to site</text:p>
          </table:table-cell>
        </table:table-row>
        <table:table-row table:style-name="ro1">
          <table:table-cell office:value-type="string" calcext:value-type="string">
            <text:p>SPP-DD01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6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09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-DD</text:p>
          </table:table-cell>
          <table:table-cell office:value-type="string" calcext:value-type="string">
            <text:p>DD01</text:p>
          </table:table-cell>
          <table:table-cell office:value-type="float" office:value="32.6396792" calcext:value-type="float">
            <text:p>32.6396792</text:p>
          </table:table-cell>
          <table:table-cell table:style-name="ce19" office:value-type="float" office:value="-117.1111495" calcext:value-type="float">
            <text:p>-117.1111495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SPP-1N</text:p>
          </table:table-cell>
          <table:table-cell office:value-type="float" office:value="20250813" calcext:value-type="float">
            <text:p>20250813</text:p>
          </table:table-cell>
          <table:table-cell/>
          <table:table-cell office:value-type="float" office:value="20250813" calcext:value-type="float">
            <text:p>20250813</text:p>
          </table:table-cell>
          <table:table-cell table:number-columns-repeated="5"/>
          <table:table-cell office:value-type="string" calcext:value-type="string">
            <text:p>same location as SPP-1N</text:p>
          </table:table-cell>
        </table:table-row>
        <table:table-row table:style-name="ro1">
          <table:table-cell office:value-type="string" calcext:value-type="string">
            <text:p>SPP-DD02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4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04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-DD</text:p>
          </table:table-cell>
          <table:table-cell office:value-type="string" calcext:value-type="string">
            <text:p>DD02</text:p>
          </table:table-cell>
          <table:table-cell table:style-name="ce19" office:value-type="float" office:value="32.6394237" calcext:value-type="float">
            <text:p>32.6394237</text:p>
          </table:table-cell>
          <table:table-cell table:style-name="ce19" office:value-type="float" office:value="-117.1113785" calcext:value-type="float">
            <text:p>-117.1113785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SPP-3S</text:p>
          </table:table-cell>
          <table:table-cell office:value-type="float" office:value="20250813" calcext:value-type="float">
            <text:p>20250813</text:p>
          </table:table-cell>
          <table:table-cell/>
          <table:table-cell office:value-type="float" office:value="20250813" calcext:value-type="float">
            <text:p>20250813</text:p>
          </table:table-cell>
          <table:table-cell table:number-columns-repeated="5"/>
          <table:table-cell office:value-type="string" calcext:value-type="string">
            <text:p>same location as SPP-3S</text:p>
          </table:table-cell>
        </table:table-row>
        <table:table-row table:style-name="ro1">
          <table:table-cell office:value-type="string" calcext:value-type="string">
            <text:p>SPP-DD03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3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0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-DD</text:p>
          </table:table-cell>
          <table:table-cell office:value-type="string" calcext:value-type="string">
            <text:p>DD03</text:p>
          </table:table-cell>
          <table:table-cell office:value-type="float" office:value="32.639197" calcext:value-type="float">
            <text:p>32.639197</text:p>
          </table:table-cell>
          <table:table-cell office:value-type="float" office:value="-117.11168" calcext:value-type="float">
            <text:p>-117.11168</text:p>
          </table:table-cell>
          <table:table-cell office:value-type="float" office:value="20250716" calcext:value-type="float">
            <text:p>20250716</text:p>
          </table:table-cell>
          <table:table-cell/>
          <table:table-cell office:value-type="float" office:value="20250813" calcext:value-type="float">
            <text:p>20250813</text:p>
          </table:table-cell>
          <table:table-cell/>
          <table:table-cell office:value-type="float" office:value="20250813" calcext:value-type="float">
            <text:p>202508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P-DD04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7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1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-DD</text:p>
          </table:table-cell>
          <table:table-cell office:value-type="string" calcext:value-type="string">
            <text:p>DD04</text:p>
          </table:table-cell>
          <table:table-cell office:value-type="float" office:value="32.639711" calcext:value-type="float">
            <text:p>32.639711</text:p>
          </table:table-cell>
          <table:table-cell office:value-type="float" office:value="-117.111294" calcext:value-type="float">
            <text:p>-117.111294</text:p>
          </table:table-cell>
          <table:table-cell office:value-type="float" office:value="20250716" calcext:value-type="float">
            <text:p>20250716</text:p>
          </table:table-cell>
          <table:table-cell/>
          <table:table-cell office:value-type="float" office:value="20250813" calcext:value-type="float">
            <text:p>20250813</text:p>
          </table:table-cell>
          <table:table-cell/>
          <table:table-cell office:value-type="float" office:value="20250813" calcext:value-type="float">
            <text:p>202508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P-DD05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2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06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-DD</text:p>
          </table:table-cell>
          <table:table-cell office:value-type="string" calcext:value-type="string">
            <text:p>DD05</text:p>
          </table:table-cell>
          <table:table-cell office:value-type="float" office:value="32.639598" calcext:value-type="float">
            <text:p>32.639598</text:p>
          </table:table-cell>
          <table:table-cell office:value-type="float" office:value="-117.11149" calcext:value-type="float">
            <text:p>-117.11149</text:p>
          </table:table-cell>
          <table:table-cell office:value-type="float" office:value="20250716" calcext:value-type="float">
            <text:p>20250716</text:p>
          </table:table-cell>
          <table:table-cell/>
          <table:table-cell office:value-type="float" office:value="20250813" calcext:value-type="float">
            <text:p>20250813</text:p>
          </table:table-cell>
          <table:table-cell/>
          <table:table-cell office:value-type="float" office:value="20250815" calcext:value-type="float">
            <text:p>20250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P-DD06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8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07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-DD</text:p>
          </table:table-cell>
          <table:table-cell office:value-type="string" calcext:value-type="string">
            <text:p>DD06</text:p>
          </table:table-cell>
          <table:table-cell office:value-type="float" office:value="32.639186" calcext:value-type="float">
            <text:p>32.639186</text:p>
          </table:table-cell>
          <table:table-cell office:value-type="float" office:value="-117.112265" calcext:value-type="float">
            <text:p>-117.112265</text:p>
          </table:table-cell>
          <table:table-cell office:value-type="float" office:value="20250716" calcext:value-type="float">
            <text:p>20250716</text:p>
          </table:table-cell>
          <table:table-cell/>
          <table:table-cell office:value-type="float" office:value="20250813" calcext:value-type="float">
            <text:p>20250813</text:p>
          </table:table-cell>
          <table:table-cell/>
          <table:table-cell office:value-type="float" office:value="20250815" calcext:value-type="float">
            <text:p>20250815</text:p>
          </table:table-cell>
          <table:table-cell table:number-columns-repeated="5"/>
          <table:table-cell office:value-type="string" calcext:value-type="string">
            <text:p>same location as SGR-01</text:p>
          </table:table-cell>
        </table:table-row>
        <table:table-row table:style-name="ro1">
          <table:table-cell office:value-type="string" calcext:value-type="string">
            <text:p>SPP-DD07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9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0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-DD</text:p>
          </table:table-cell>
          <table:table-cell office:value-type="string" calcext:value-type="string">
            <text:p>DD07</text:p>
          </table:table-cell>
          <table:table-cell office:value-type="float" office:value="32.638874" calcext:value-type="float">
            <text:p>32.638874</text:p>
          </table:table-cell>
          <table:table-cell office:value-type="float" office:value="-117.112349" calcext:value-type="float">
            <text:p>-117.112349</text:p>
          </table:table-cell>
          <table:table-cell office:value-type="float" office:value="20250716" calcext:value-type="float">
            <text:p>20250716</text:p>
          </table:table-cell>
          <table:table-cell/>
          <table:table-cell office:value-type="float" office:value="20250813" calcext:value-type="float">
            <text:p>20250813</text:p>
          </table:table-cell>
          <table:table-cell/>
          <table:table-cell office:value-type="float" office:value="20250815" calcext:value-type="float">
            <text:p>20250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P-DD08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1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10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-DD</text:p>
          </table:table-cell>
          <table:table-cell office:value-type="string" calcext:value-type="string">
            <text:p>DD08</text:p>
          </table:table-cell>
          <table:table-cell office:value-type="float" office:value="32.639026" calcext:value-type="float">
            <text:p>32.639026</text:p>
          </table:table-cell>
          <table:table-cell office:value-type="float" office:value="-117.112063" calcext:value-type="float">
            <text:p>-117.112063</text:p>
          </table:table-cell>
          <table:table-cell office:value-type="float" office:value="20250716" calcext:value-type="float">
            <text:p>20250716</text:p>
          </table:table-cell>
          <table:table-cell/>
          <table:table-cell office:value-type="float" office:value="20250813" calcext:value-type="float">
            <text:p>20250813</text:p>
          </table:table-cell>
          <table:table-cell/>
          <table:table-cell office:value-type="float" office:value="20250815" calcext:value-type="float">
            <text:p>20250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P-DD09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5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1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-DD</text:p>
          </table:table-cell>
          <table:table-cell office:value-type="string" calcext:value-type="string">
            <text:p>DD09</text:p>
          </table:table-cell>
          <table:table-cell office:value-type="float" office:value="32.639339" calcext:value-type="float">
            <text:p>32.639339</text:p>
          </table:table-cell>
          <table:table-cell office:value-type="float" office:value="-117.111997" calcext:value-type="float">
            <text:p>-117.111997</text:p>
          </table:table-cell>
          <table:table-cell office:value-type="float" office:value="20250716" calcext:value-type="float">
            <text:p>20250716</text:p>
          </table:table-cell>
          <table:table-cell/>
          <table:table-cell office:value-type="float" office:value="20250813" calcext:value-type="float">
            <text:p>20250813</text:p>
          </table:table-cell>
          <table:table-cell/>
          <table:table-cell office:value-type="float" office:value="20250816" calcext:value-type="float">
            <text:p>202508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P-DD10_48c_20250716</text:p>
          </table:table-cell>
          <table:table-cell office:value-type="string" calcext:value-type="string">
            <text:p>audiomoth</text:p>
          </table:table-cell>
          <table:table-cell table:style-name="ce1" office:value-type="string" calcext:value-type="string">
            <text:p>am24-02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05</text:p>
          </table:table-cell>
          <table:table-cell table:style-name="ce17" office:value-type="string" calcext:value-type="string">
            <text:p>1.8.1</text:p>
          </table:table-cell>
          <table:table-cell office:value-type="string" calcext:value-type="string">
            <text:p>48continuous_def</text:p>
          </table:table-cell>
          <table:table-cell table:number-columns-repeated="2"/>
          <table:table-cell office:value-type="string" calcext:value-type="string">
            <text:p>SPP-DD</text:p>
          </table:table-cell>
          <table:table-cell office:value-type="string" calcext:value-type="string">
            <text:p>DD10</text:p>
          </table:table-cell>
          <table:table-cell office:value-type="float" office:value="32.639523" calcext:value-type="float">
            <text:p>32.639523</text:p>
          </table:table-cell>
          <table:table-cell office:value-type="float" office:value="-117.111747" calcext:value-type="float">
            <text:p>-117.111747</text:p>
          </table:table-cell>
          <table:table-cell office:value-type="float" office:value="20250716" calcext:value-type="float">
            <text:p>20250716</text:p>
          </table:table-cell>
          <table:table-cell/>
          <table:table-cell office:value-type="float" office:value="20250813" calcext:value-type="float">
            <text:p>20250813</text:p>
          </table:table-cell>
          <table:table-cell table:style-name="ce1"/>
          <table:table-cell office:value-type="float" office:value="20250817" calcext:value-type="float">
            <text:p>202508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P01_250c_202508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3-01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08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250continuous_def</text:p>
          </table:table-cell>
          <table:table-cell table:number-columns-repeated="2"/>
          <table:table-cell office:value-type="string" calcext:value-type="string">
            <text:p>SCI</text:p>
          </table:table-cell>
          <table:table-cell office:value-type="string" calcext:value-type="string">
            <text:p>P01</text:p>
          </table:table-cell>
          <table:table-cell table:style-name="ce18" office:value-type="float" office:value="32.900262" calcext:value-type="float">
            <text:p>32.900262</text:p>
          </table:table-cell>
          <table:table-cell table:style-name="ce18" office:value-type="float" office:value="-118.523755" calcext:value-type="float">
            <text:p>-118.523755</text:p>
          </table:table-cell>
          <table:table-cell office:value-type="float" office:value="20250801" calcext:value-type="float">
            <text:p>20250801</text:p>
          </table:table-cell>
          <table:table-cell office:value-type="string" calcext:value-type="string">
            <text:p>tombstone parking </text:p>
          </table:table-cell>
          <table:table-cell office:value-type="float" office:value="20250804" calcext:value-type="float">
            <text:p>20250804</text:p>
          </table:table-cell>
          <table:table-cell office:value-type="string" calcext:value-type="string">
            <text:p>NA</text:p>
          </table:table-cell>
          <table:table-cell office:value-type="float" office:value="20250809" calcext:value-type="float">
            <text:p>202508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P02_250c_202508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3-02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1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250continuous_def</text:p>
          </table:table-cell>
          <table:table-cell table:number-columns-repeated="2"/>
          <table:table-cell office:value-type="string" calcext:value-type="string">
            <text:p>SCI</text:p>
          </table:table-cell>
          <table:table-cell office:value-type="string" calcext:value-type="string">
            <text:p>P02</text:p>
          </table:table-cell>
          <table:table-cell table:style-name="ce18" office:value-type="float" office:value="32.906312" calcext:value-type="float">
            <text:p>32.906312</text:p>
          </table:table-cell>
          <table:table-cell table:style-name="ce18" office:value-type="float" office:value="-118.522552" calcext:value-type="float">
            <text:p>-118.522552</text:p>
          </table:table-cell>
          <table:table-cell office:value-type="float" office:value="20250801" calcext:value-type="float">
            <text:p>20250801</text:p>
          </table:table-cell>
          <table:table-cell office:value-type="string" calcext:value-type="string">
            <text:p>trail junction</text:p>
          </table:table-cell>
          <table:table-cell office:value-type="float" office:value="20250804" calcext:value-type="float">
            <text:p>20250804</text:p>
          </table:table-cell>
          <table:table-cell office:value-type="string" calcext:value-type="string">
            <text:p>NA</text:p>
          </table:table-cell>
          <table:table-cell office:value-type="float" office:value="20250809" calcext:value-type="float">
            <text:p>202508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-P03_250c_202508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3-03</text:p>
          </table:table-cell>
          <table:table-cell table:style-name="ce1" office:value-type="string" calcext:value-type="string">
            <text:p><text:s/>sdextreme-128</text:p>
          </table:table-cell>
          <table:table-cell office:value-type="string" calcext:value-type="string">
            <text:p>sd25-0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250continuous_def</text:p>
          </table:table-cell>
          <table:table-cell table:number-columns-repeated="2"/>
          <table:table-cell office:value-type="string" calcext:value-type="string">
            <text:p>SCI</text:p>
          </table:table-cell>
          <table:table-cell office:value-type="string" calcext:value-type="string">
            <text:p>P03</text:p>
          </table:table-cell>
          <table:table-cell table:style-name="ce18" office:value-type="float" office:value="32.900252" calcext:value-type="float">
            <text:p>32.900252</text:p>
          </table:table-cell>
          <table:table-cell table:style-name="ce18" office:value-type="float" office:value="-118.523758" calcext:value-type="float">
            <text:p>-118.523758</text:p>
          </table:table-cell>
          <table:table-cell office:value-type="float" office:value="20250801" calcext:value-type="float">
            <text:p>20250801</text:p>
          </table:table-cell>
          <table:table-cell office:value-type="string" calcext:value-type="string">
            <text:p>Railing on bridge</text:p>
          </table:table-cell>
          <table:table-cell office:value-type="float" office:value="20250804" calcext:value-type="float">
            <text:p>20250804</text:p>
          </table:table-cell>
          <table:table-cell office:value-type="string" calcext:value-type="string">
            <text:p>NA</text:p>
          </table:table-cell>
          <table:table-cell office:value-type="float" office:value="20250809" calcext:value-type="float">
            <text:p>20250809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2.6391833333, -117.1116666667</text:p>
          </table:table-cell>
          <table:table-cell office:value-type="float" office:value="32.639197" calcext:value-type="float">
            <text:p>32.639197</text:p>
          </table:table-cell>
          <table:table-cell office:value-type="float" office:value="-117.11168" calcext:value-type="float">
            <text:p>-117.111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2.6396166667, -117.11145</text:p>
          </table:table-cell>
          <table:table-cell office:value-type="float" office:value="32.639711" calcext:value-type="float">
            <text:p>32.639711</text:p>
          </table:table-cell>
          <table:table-cell office:value-type="float" office:value="-117.111294" calcext:value-type="float">
            <text:p>-117.1112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2.6396833333, -117.1112833333</text:p>
          </table:table-cell>
          <table:table-cell office:value-type="float" office:value="32.639598" calcext:value-type="float">
            <text:p>32.639598</text:p>
          </table:table-cell>
          <table:table-cell office:value-type="float" office:value="-117.11149" calcext:value-type="float">
            <text:p>-117.11149</text:p>
          </table:table-cell>
          <table:table-cell table:number-columns-repeated="19"/>
        </table:table-row>
        <table:table-row table:style-name="ro1">
          <table:table-cell/>
          <table:table-cell table:style-name="ce16" office:value-type="string" calcext:value-type="string">
            <text:p>6 SGR</text:p>
          </table:table-cell>
          <table:table-cell office:value-type="string" calcext:value-type="string">
            <text:p>32.6391833333, -117.11225</text:p>
          </table:table-cell>
          <table:table-cell office:value-type="float" office:value="32.639186" calcext:value-type="float">
            <text:p>32.639186</text:p>
          </table:table-cell>
          <table:table-cell office:value-type="float" office:value="-117.112265" calcext:value-type="float">
            <text:p>-117.1122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2.6389, -117.1123333333</text:p>
          </table:table-cell>
          <table:table-cell office:value-type="float" office:value="32.638874" calcext:value-type="float">
            <text:p>32.638874</text:p>
          </table:table-cell>
          <table:table-cell office:value-type="float" office:value="-117.112349" calcext:value-type="float">
            <text:p>-117.1123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2.6390333333, -117.1120333333</text:p>
          </table:table-cell>
          <table:table-cell office:value-type="float" office:value="32.639026" calcext:value-type="float">
            <text:p>32.639026</text:p>
          </table:table-cell>
          <table:table-cell office:value-type="float" office:value="-117.112063" calcext:value-type="float">
            <text:p>-117.1120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2.6393333333, -117.112</text:p>
          </table:table-cell>
          <table:table-cell office:value-type="float" office:value="32.639339" calcext:value-type="float">
            <text:p>32.639339</text:p>
          </table:table-cell>
          <table:table-cell office:value-type="float" office:value="-117.111997" calcext:value-type="float">
            <text:p>-117.1119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32.6395333333, -117.1117166667</text:p>
          </table:table-cell>
          <table:table-cell office:value-type="float" office:value="32.639523" calcext:value-type="float">
            <text:p>32.639523</text:p>
          </table:table-cell>
          <table:table-cell office:value-type="float" office:value="-117.111747" calcext:value-type="float">
            <text:p>-117.111747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0"/>
        </table:table-row>
      </table:table>
      <table:table table:name="ConfigDetails" table:style-name="ta1">
        <table:table-column table:style-name="co7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Config_ID</text:p>
          </table:table-cell>
          <table:table-cell office:value-type="string" calcext:value-type="string">
            <text:p>recorder_type</text:p>
          </table:table-cell>
          <table:table-cell office:value-type="string" calcext:value-type="string">
            <text:p>config_type</text:p>
          </table:table-cell>
          <table:table-cell office:value-type="string" calcext:value-type="string">
            <text:p>sampling rat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leep_duration</text:p>
          </table:table-cell>
          <table:table-cell office:value-type="string" calcext:value-type="string">
            <text:p>record_duration</text:p>
          </table:table-cell>
          <table:table-cell office:value-type="string" calcext:value-type="string">
            <text:p>enableLED</text:p>
          </table:table-cell>
          <table:table-cell office:value-type="string" calcext:value-type="string">
            <text:p>enableBatteryIndicator</text:p>
          </table:table-cell>
          <table:table-cell office:value-type="string" calcext:value-type="string">
            <text:p>vRangeIndicator</text:p>
          </table:table-cell>
          <table:table-cell office:value-type="string" calcext:value-type="string">
            <text:p>scheduleA</text:p>
          </table:table-cell>
          <table:table-cell office:value-type="string" calcext:value-type="string">
            <text:p>scheduleB</text:p>
          </table:table-cell>
          <table:table-cell office:value-type="string" calcext:value-type="string">
            <text:p>sunriseset</text:p>
          </table:table-cell>
          <table:table-cell office:value-type="string" calcext:value-type="string">
            <text:p>sunriseInterval</text:p>
          </table:table-cell>
          <table:table-cell office:value-type="string" calcext:value-type="string">
            <text:p>sunsetInterval</text:p>
          </table:table-cell>
          <table:table-cell office:value-type="string" calcext:value-type="string">
            <text:p>triggerType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filter_low</text:p>
          </table:table-cell>
          <table:table-cell office:value-type="string" calcext:value-type="string">
            <text:p>filter_high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deviceIdPrefix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8continuous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continuou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inuo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8sunrise+set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sunrisese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ise+set</text:p>
          </table:table-cell>
          <table:table-cell table:number-columns-repeated="2" office:value-type="string" calcext:value-type="string">
            <text:p>60_60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92bat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ba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nset2sunrise</text:p>
          </table:table-cell>
          <table:table-cell office:value-type="string" calcext:value-type="string">
            <text:p>0_60</text:p>
          </table:table-cell>
          <table:table-cell office:value-type="string" calcext:value-type="string">
            <text:p>60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ndpass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250continuous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continuou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inuous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lowpass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92continuous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continuou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inuous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lowpass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number-rows-repeated="26">
          <table:table-cell table:number-columns-repeated="22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table table:name="RecordingPrep" table:style-name="ta1"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 Do</text:p>
          </table:table-cell>
          <table:table-cell/>
        </table:table-row>
        <table:table-row table:style-name="ro1">
          <table:table-cell office:value-type="string" calcext:value-type="string">
            <text:p>Sticker on SDCa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format Ca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M FLASH update</text:p>
          </table:table-cell>
          <table:table-cell/>
        </table:table-row>
        <table:table-row table:style-name="ro1">
          <table:table-cell office:value-type="string" calcext:value-type="string">
            <text:p>AM TIME update</text:p>
          </table:table-cell>
          <table:table-cell/>
        </table:table-row>
        <table:table-row table:style-name="ro1">
          <table:table-cell office:value-type="string" calcext:value-type="string">
            <text:p>AM Config</text:p>
          </table:table-cell>
          <table:table-cell/>
        </table:table-row>
        <table:table-row table:style-name="ro1">
          <table:table-cell office:value-type="string" calcext:value-type="string">
            <text:p>Enter Data</text:p>
          </table:table-cell>
          <table:table-cell/>
        </table:table-row>
        <table:table-row table:style-name="ro1">
          <table:table-cell office:value-type="string" calcext:value-type="string">
            <text:p>Put in Audiomoth</text:p>
          </table:table-cell>
          <table:table-cell/>
        </table:table-row>
      </table:table>
      <table:table table:name="Inventor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order_ID</text:p>
          </table:table-cell>
          <table:table-cell office:value-type="string" calcext:value-type="string">
            <text:p>recorder_typ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evice_ID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Purchase Year</text:p>
          </table:table-cell>
        </table:table-row>
        <table:table-row table:style-name="ro1">
          <table:table-cell office:value-type="string" calcext:value-type="string">
            <text:p>am24-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3AC0263FA86D8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2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AAA0563FA7FC4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3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E1440163FA4A96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4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9C600363FA8048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9C600363FA4AA3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3AC0263FA7F76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7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F3190863FA4A89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8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2A260463FA803B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9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3AC0263FA48D8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</table:table>
      <table:table table:name="Location_Sit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ce2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Location_Site_Code</text:p>
          </table:table-cell>
          <table:table-cell office:value-type="string" calcext:value-type="string">
            <text:p>Location_Name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>Location_Site_FullName</text:p>
          </table:table-cell>
          <table:table-cell office:value-type="string" calcext:value-type="string">
            <text:p>PhotoNam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TJE-01</text:p>
          </table:table-cell>
          <table:table-cell office:value-type="string" calcext:value-type="string">
            <text:p>Tijuana Est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juana Estuary #1</text:p>
          </table:table-cell>
          <table:table-cell/>
          <table:table-cell office:value-type="string" calcext:value-type="string">
            <text:p>On solatrol post near bridge</text:p>
          </table:table-cell>
        </table:table-row>
        <table:table-row table:style-name="ro1">
          <table:table-cell office:value-type="string" calcext:value-type="string">
            <text:p>SPP-1N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1 North</text:p>
          </table:table-cell>
          <table:table-cell office:value-type="string" calcext:value-type="string">
            <text:p>Sweetwater Proving Pen #1 No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-3S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3 South</text:p>
          </table:table-cell>
          <table:table-cell office:value-type="string" calcext:value-type="string">
            <text:p>Sweetwater Proving Pen #3 Sou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-01</text:p>
          </table:table-cell>
          <table:table-cell office:value-type="string" calcext:value-type="string">
            <text:p>Sweetwater Gunpowder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-DD01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-DD02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3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4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5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6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7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8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9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10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-P01</text:p>
          </table:table-cell>
          <table:table-cell office:value-type="string" calcext:value-type="string">
            <text:p>San Clemente Island</text:p>
          </table:table-cell>
          <table:table-cell office:value-type="string" calcext:value-type="string">
            <text:p>Pilo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-P02</text:p>
          </table:table-cell>
          <table:table-cell office:value-type="string" calcext:value-type="string">
            <text:p>San Clemente Island</text:p>
          </table:table-cell>
          <table:table-cell office:value-type="string" calcext:value-type="string">
            <text:p>Pilo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-P03</text:p>
          </table:table-cell>
          <table:table-cell office:value-type="string" calcext:value-type="string">
            <text:p>San Clemente Island</text:p>
          </table:table-cell>
          <table:table-cell office:value-type="string" calcext:value-type="string">
            <text:p>Pilot 3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17:54:28.20876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15:48:01.861449200</meta:creation-date>
    <meta:generator>LibreOffice/25.2.5.2$Windows_X86_64 LibreOffice_project/03d19516eb2e1dd5d4ccd751a0d6f35f35e08022</meta:generator>
    <dc:date>2025-08-18T18:17:02.547287700</dc:date>
    <meta:editing-duration>P1DT26M32S</meta:editing-duration>
    <meta:editing-cycles>33</meta:editing-cycles>
    <meta:document-statistic meta:table-count="5" meta:cell-count="824" meta:object-count="0"/>
  </office:meta>
</office:document-meta>
</file>